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e8651" officeooo:paragraph-rsid="001e8651"/>
    </style:style>
    <style:style style:name="P2" style:family="paragraph" style:parent-style-name="Standard">
      <style:text-properties officeooo:rsid="001e8651" officeooo:paragraph-rsid="001e8651"/>
    </style:style>
    <style:style style:name="P3" style:family="paragraph" style:parent-style-name="Standard">
      <style:text-properties officeooo:rsid="001fe8f9" officeooo:paragraph-rsid="001fe8f9"/>
    </style:style>
    <style:style style:name="P4" style:family="paragraph" style:parent-style-name="Standard">
      <style:text-properties fo:font-size="14pt" fo:font-weight="bold" officeooo:rsid="001e8651" officeooo:paragraph-rsid="001e8651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22837d" officeooo:paragraph-rsid="0022837d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2408f9" officeooo:paragraph-rsid="002408f9" style:font-size-asian="12.25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289833" officeooo:paragraph-rsid="00289833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officeooo:rsid="002408f9" officeooo:paragraph-rsid="002408f9" style:font-size-asian="12.25pt" style:font-weight-asian="normal" style:font-size-complex="14pt" style:font-weight-complex="normal"/>
    </style:style>
    <style:style style:name="P9" style:family="paragraph" style:parent-style-name="Standard">
      <style:text-properties officeooo:rsid="0022837d" officeooo:paragraph-rsid="0022837d"/>
    </style:style>
    <style:style style:name="P10" style:family="paragraph" style:parent-style-name="Standard">
      <style:text-properties fo:font-size="12pt" fo:font-weight="normal" officeooo:rsid="0022837d" officeooo:paragraph-rsid="0022837d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289833" officeooo:paragraph-rsid="00289833" style:font-size-asian="10.5pt" style:font-weight-asian="normal" style:font-size-complex="12pt" style:font-weight-complex="normal"/>
    </style:style>
    <style:style style:name="P12" style:family="paragraph" style:parent-style-name="Standard">
      <style:text-properties officeooo:paragraph-rsid="0022837d"/>
    </style:style>
    <style:style style:name="P13" style:family="paragraph" style:parent-style-name="Standard">
      <style:text-properties officeooo:rsid="002408f9" officeooo:paragraph-rsid="002408f9"/>
    </style:style>
    <style:style style:name="P14" style:family="paragraph" style:parent-style-name="Standard">
      <style:text-properties style:text-underline-style="none" officeooo:rsid="001e8651" officeooo:paragraph-rsid="001e8651"/>
    </style:style>
    <style:style style:name="P15" style:family="paragraph" style:parent-style-name="Standard">
      <style:text-properties officeooo:rsid="0028b55e" officeooo:paragraph-rsid="0028b55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fce6c"/>
    </style:style>
    <style:style style:name="T3" style:family="text">
      <style:text-properties style:text-underline-style="none"/>
    </style:style>
    <style:style style:name="T4" style:family="text">
      <style:text-properties officeooo:rsid="001fce6c"/>
    </style:style>
    <style:style style:name="T5" style:family="text">
      <style:text-properties officeooo:rsid="001fe8f9"/>
    </style:style>
    <style:style style:name="T6" style:family="text">
      <style:text-properties officeooo:rsid="0022837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2pt" fo:font-weight="normal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22837d" style:font-size-asian="10.5pt" style:font-weight-asian="normal" style:font-size-complex="12pt" style:font-weight-complex="normal"/>
    </style:style>
    <style:style style:name="T10" style:family="text">
      <style:text-properties officeooo:rsid="002408f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odelo relacional ejercicio<text:span text:style-name="T6">s boletin introduccion</text:span></text:p>
      <text:p text:style-name="P4"/>
      <text:p text:style-name="P9"><text:span text:style-name="T7">Ejercicio 3:</text:span></text:p>
      <text:p text:style-name="P1"/>
      <text:p text:style-name="P1">Departamento (<text:span text:style-name="T1">Cod_departamento</text:span>, nombre<text:span text:style-name="T5">)</text:span></text:p>
      <text:p text:style-name="P1"/>
      <text:p text:style-name="P1">Empleado (<text:span text:style-name="T1">NIF</text:span><text:span text:style-name="T3">, nombre, apellidos, financiación, teléfono, titulación, cod_departamento)</text:span></text:p>
      <text:p text:style-name="P14"/>
      <text:p text:style-name="P14">Trabaja (<text:span text:style-name="T1">NIF, cod_proyecto</text:span><text:span text:style-name="T4">)</text:span></text:p>
      <text:p text:style-name="P14"/>
      <text:p text:style-name="P14">Proyectos (<text:span text:style-name="T1">cod_proyect</text:span><text:span text:style-name="T2">o</text:span>, descripción<text:span text:style-name="T4">)</text:span></text:p>
      <text:p text:style-name="P1"/>
      <text:p text:style-name="P1"/>
      <text:p text:style-name="P3">DEPARTAMENTO (#cod_departamento, nombre) siendo</text:p>
      <text:p text:style-name="P3"><text:tab/>cod_departamento es entero no nulo,</text:p>
      <text:p text:style-name="P3"><text:tab/>nombre es cadena no nulo</text:p>
      <text:p text:style-name="P3"><text:tab/>PK (cod_departamento)</text:p>
      <text:p text:style-name="P3"/>
      <text:p text:style-name="P3">EMPLEADO (#NIF, nombre, apellidos, financiación, teléfono, titulación, cod_departamento)</text:p>
      <text:p text:style-name="P3"><text:tab/>NIF es entero no nulo</text:p>
      <text:p text:style-name="P3"><text:tab/>nombre es cadena no nulo</text:p>
      <text:p text:style-name="P3"><text:tab/>apellidos es cadena no nulo</text:p>
      <text:p text:style-name="P3"><text:tab/>financiación es entero no nulo</text:p>
      <text:p text:style-name="P3"><text:tab/>teléfono es entero no nulo</text:p>
      <text:p text:style-name="P3"><text:tab/>titulación es cadena no nulo</text:p>
      <text:p text:style-name="P3"><text:tab/>cod_departamento es entero no nulo</text:p>
      <text:p text:style-name="P3"><text:tab/>PK (NIF)</text:p>
      <text:p text:style-name="P3"><text:tab/>FK (cod_departamento/DEPARTAMENTO(cod_departamento))</text:p>
      <text:p text:style-name="P3"/>
      <text:p text:style-name="P3">TRABAJA (#NIF, cod_proyecto)</text:p>
      <text:p text:style-name="P3"><text:tab/>NIF es entero no nulo</text:p>
      <text:p text:style-name="P3"><text:tab/>cod_proyecto es entero no nulo</text:p>
      <text:p text:style-name="P3"><text:tab/>FK (cod_proyecto/PROYECTOS(cod_proyecto))</text:p>
      <text:p text:style-name="P3"/>
      <text:p text:style-name="P3">PROYECTO (#cod_proyecto, descripción)</text:p>
      <text:p text:style-name="P3"><text:tab/>cod_proyecto es entero no nulo</text:p>
      <text:p text:style-name="P3"><text:tab/>descripción es cadena</text:p>
      <text:p text:style-name="P3"><text:tab/>PK (cod_proyecto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Ejercicio 1:</text:p>
      <text:p text:style-name="P5"/>
      <text:p text:style-name="P10">REGIÓN (#Nombre_Región)</text:p>
      <text:p text:style-name="P10"><text:tab/>Nombre_Region es cadena no nulo</text:p>
      <text:p text:style-name="P10"><text:tab/>Codigo_Provincia es entero no nulo</text:p>
      <text:p text:style-name="P12"><text:span text:style-name="T9"><text:tab/>PK (Nombre_Region)</text:span></text:p>
      <text:p text:style-name="P12"><text:span text:style-name="T9"/></text:p>
      <text:p text:style-name="P9"><text:span text:style-name="T8">PROVINCIA (#Código_Provincia, Nombre_Provincia, Nombre_Región)</text:span></text:p>
      <text:p text:style-name="P9"><text:span text:style-name="T8"><text:tab/>Código_Provincia es entero no nulo</text:span></text:p>
      <text:p text:style-name="P9"><text:span text:style-name="T8"><text:tab/>Nombre_Provincia es cadena no nulo</text:span></text:p>
      <text:p text:style-name="P9"><text:span text:style-name="T8"><text:tab/>Nombre_Región es cadena no nulo</text:span></text:p>
      <text:p text:style-name="P9"><text:span text:style-name="T8"><text:tab/>PK (Código_Provincia)</text:span></text:p>
      <text:p text:style-name="P9"><text:span text:style-name="T8"><text:tab/>FK (Nombre_Región/REGIÓN(Nombre_Región))</text:span></text:p>
      <text:p text:style-name="P9"><text:span text:style-name="T8"/></text:p>
      <text:p text:style-name="P9"><text:span text:style-name="T8">LOCALIDAD (#Código_Localidad, Nombre, Código_provincia)</text:span></text:p>
      <text:p text:style-name="P9"><text:span text:style-name="T8"><text:tab/>Código_Localidad es entero no nulo</text:span></text:p>
      <text:p text:style-name="P9"><text:span text:style-name="T8"><text:tab/>Nombre es cadena no nulo</text:span></text:p>
      <text:p text:style-name="P9"><text:span text:style-name="T8"><text:tab/>Código_Provincia es entero no nulo</text:span></text:p>
      <text:p text:style-name="P9"><text:span text:style-name="T8"><text:tab/>PK (Código_Localidad)</text:span></text:p>
      <text:p text:style-name="P9"><text:span text:style-name="T8"><text:tab/>FK (Código_Provincia/PROVINCIA(Código_Provincia))</text:span></text:p>
      <text:p text:style-name="P9"><text:span text:style-name="T8"/></text:p>
      <text:p text:style-name="P9"><text:span text:style-name="T8">EMPLEADO (#Id_E, DNI_E, Nombre, Teléfono, Salario, Código_Localidad)</text:span></text:p>
      <text:p text:style-name="P9"><text:span text:style-name="T8"><text:tab/>Id_E es entero no nulo</text:span></text:p>
      <text:p text:style-name="P9"><text:span text:style-name="T8"><text:tab/>DNI_E es entero no nulo</text:span></text:p>
      <text:p text:style-name="P9"><text:span text:style-name="T8"><text:tab/>Nombre es cadena no nulo</text:span></text:p>
      <text:p text:style-name="P9"><text:span text:style-name="T8"><text:tab/>Teléfono es entero no nulo</text:span></text:p>
      <text:p text:style-name="P9"><text:span text:style-name="T8"><text:tab/>Salario es entero no nulo</text:span></text:p>
      <text:p text:style-name="P9"><text:span text:style-name="T8"><text:tab/>Código_Localidad es entero no nulo</text:span></text:p>
      <text:p text:style-name="P9"><text:span text:style-name="T8"><text:tab/>PK (Id_E)</text:span></text:p>
      <text:p text:style-name="P9"><text:span text:style-name="T8"><text:tab/>FK (Código_Localidad/LOCALIDAD(Código_Localidad))</text:span></text:p>
      <text:p text:style-name="P1"/>
      <text:p text:style-name="P1"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Ejercicio 2:</text:p>
      <text:p text:style-name="P6"/>
      <text:p text:style-name="P8">ALUMNO (#Num_Matricula, nombre, especialidad, teléfono,)</text:p>
      <text:p text:style-name="P8"><text:tab/>Num_Matricula es entero no nulo</text:p>
      <text:p text:style-name="P8"><text:tab/>Nombre es cadena no nulo</text:p>
      <text:p text:style-name="P8"><text:tab/>Especialidad es cadena no nulo</text:p>
      <text:p text:style-name="P8"><text:tab/>Teléfono es entero no nulo</text:p>
      <text:p text:style-name="P8"><text:tab/>PK (Num_Matricula)</text:p>
      <text:p text:style-name="P8"/>
      <text:p text:style-name="P8">ASIGNATURA (#Código_asignatura, nombre, Num_Matricula, Id_P)</text:p>
      <text:p text:style-name="P8"><text:tab/>Código_Asignatura es entero no nulo</text:p>
      <text:p text:style-name="P8"><text:tab/>Nombre es cadena no nulo</text:p>
      <text:p text:style-name="P1"><text:tab/><text:span text:style-name="T10">PK (Código_Asignatura)</text:span></text:p>
      <text:p text:style-name="P1"><text:tab/><text:span text:style-name="T10">FK (Num, Matricula/ALUMNO(Num_Matricula)</text:span></text:p>
      <text:p text:style-name="P1"><text:tab/><text:span text:style-name="T10">FK (Id_P/PROFESOR(Id_P))</text:span></text:p>
      <text:p text:style-name="P1"/>
      <text:p text:style-name="P13">PROFESOR (#Id_P, NIF_P, Nombre, Especialidad, Teléfono)</text:p>
      <text:p text:style-name="P13"><text:tab/>Id_P es entero no nulo</text:p>
      <text:p text:style-name="P13"><text:tab/>NIF_P es entero no nulo</text:p>
      <text:p text:style-name="P13"><text:tab/>Nombre es cadena no nulo</text:p>
      <text:p text:style-name="P13"><text:tab/>Especialidad es cadena no nulo</text:p>
      <text:p text:style-name="P13"><text:tab/>Teléfono es entero no nulo</text:p>
      <text:p text:style-name="P13"><text:tab/>PK (Id_P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Ejercicio 5:</text:p>
      <text:p text:style-name="P11"/>
      <text:p text:style-name="P15">EMPLEADO (#NIF, Teléfono, Nombre_Apell, Fecha_Nac, Titulación)</text:p>
      <text:p text:style-name="P15"><text:tab/>NIF es entero no nulo</text:p>
      <text:p text:style-name="P15"><text:tab/>Teléfono es entero no nulo</text:p>
      <text:p text:style-name="P15"><text:tab/>Nombre_Apell es cadena no nulo</text:p>
      <text:p text:style-name="P15"><text:tab/>Fecha_Nac es entero no nulo</text:p>
      <text:p text:style-name="P15"><text:tab/>Titulación es cadena no nul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9T12:16:54.462540498</meta:creation-date>
    <dc:date>2021-11-10T14:20:30.016910721</dc:date>
    <meta:editing-duration>PT35M5S</meta:editing-duration>
    <meta:editing-cycles>6</meta:editing-cycles>
    <meta:generator>LibreOffice/7.0.4.2$Linux_X86_64 LibreOffice_project/00$Build-2</meta:generator>
    <meta:document-statistic meta:table-count="0" meta:image-count="0" meta:object-count="0" meta:page-count="4" meta:paragraph-count="82" meta:word-count="335" meta:character-count="2636" meta:non-whitespace-character-count="2321"/>
  </office:meta>
</office:document-meta>
</file>